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800000096065D36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524cm" svg:height="3.968cm" svg:x="6.245cm" svg:y="12.092cm">
          <draw:image xlink:href="Pictures/100002010000016800000096065D3658.png" xlink:type="simple" xlink:show="embed" xlink:actuate="onLoad">
            <text:p/>
          </draw:image>
        </draw:frame>
        <draw:line draw:style-name="gr2" draw:text-style-name="P2" draw:layer="layout" svg:x1="7.105cm" svg:y1="15.85cm" svg:x2="5.125cm" svg:y2="3.805cm">
          <text:p/>
        </draw:line>
        <draw:line draw:style-name="gr2" draw:text-style-name="P2" draw:layer="layout" svg:x1="15.025cm" svg:y1="15.85cm" svg:x2="2.65cm" svg:y2="4.3cm">
          <text:p/>
        </draw:line>
        <draw:line draw:style-name="gr2" draw:text-style-name="P2" draw:layer="layout" svg:x1="9.415cm" svg:y1="13.21cm" svg:x2="4.465cm" svg:y2="4.465cm">
          <text:p/>
        </draw:line>
        <draw:line draw:style-name="gr2" draw:text-style-name="P2" draw:layer="layout" svg:x1="11.725cm" svg:y1="16.84cm" svg:x2="4.96cm" svg:y2="5.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on Allen</meta:initial-creator>
    <meta:creation-date>2015-02-28T13:17:50.707991488</meta:creation-date>
    <dc:date>2015-02-28T14:12:39.575941757</dc:date>
    <dc:creator>Damon Allen</dc:creator>
    <meta:editing-duration>PT52M15S</meta:editing-duration>
    <meta:editing-cycles>1</meta:editing-cycles>
    <meta:document-statistic meta:object-count="5"/>
    <meta:generator>LibreOffice/4.4.1.2$Linux_X86_64 LibreOffice_project/40m0$Build-2</meta:generator>
  </office:meta>
</office:document-meta>
</file>